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9f984" officeooo:paragraph-rsid="0009f98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orum.arduino.cc/index.php?topic=276741.0" text:style-name="Internet_20_link" text:visited-style-name="Visited_20_Internet_20_Link">BLDC Motor Tu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05:27:30.122874710</dc:date>
    <meta:editing-duration>PT1M23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5.1.6.2$Linux_X86_64 LibreOffice_project/10m0$Build-2</meta:generator>
  </office:meta>
</office:document-meta>
</file>